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ourier New" style:font-name-asian="Courier New" style:font-name-complex="Courier New" fo:font-style="italic" style:font-style-asian="italic" style:font-style-complex="italic" style:font-family-generic="roman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urier New" style:font-name-asian="Courier New" style:font-name-complex="Courier New" fo:font-style="italic" style:font-style-asian="italic" style:font-style-complex="italic" style:font-family-generic="roman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Courier New" style:font-name-asian="Courier New" style:font-name-complex="Courier New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8.016875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42.7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38pt" style:use-optimal-row-height="true" fo:break-before="auto"/>
    </style:style>
    <style:style style:name="ro4" style:family="table-row">
      <style:table-row-properties style:row-height="48pt" style:use-optimal-row-height="false" fo:break-before="auto"/>
    </style:style>
    <style:style style:name="ro5" style:family="table-row">
      <style:table-row-properties style:row-height="16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aisie_d'une_direction" table:style-name="ta1">
        <table:table-column table:style-name="co1" table:default-cell-style-name="ce1"/>
        <table:table-column table:style-name="co1" table:default-cell-style-name="ce17"/>
        <table:table-column table:style-name="co2" table:default-cell-style-name="ce17"/>
        <table:table-column table:style-name="co2" table:default-cell-style-name="ce1"/>
        <table:table-column table:style-name="co3" table:default-cell-style-name="ce1"/>
        <table:table-column table:style-name="co4" table:number-columns-repeated="1018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2">
            <text:p>Identification du test</text:p>
          </table:table-cell>
          <table:table-cell table:style-name="ce2"/>
          <table:table-cell office:value-type="string" table:style-name="ce3">
            <text:p>Saisie d’une direction au clavier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2">
            <text:p>Contexte d’exécution</text:p>
          </table:table-cell>
          <table:table-cell table:style-name="ce2"/>
          <table:table-cell office:value-type="string" table:style-name="ce3">
            <text:p>Le serpent est en mouvement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5">
            <text:p>Étapes de test à effectuer</text:p>
          </table:table-cell>
          <table:table-cell table:style-name="ce5"/>
          <table:table-cell office:value-type="string" table:style-name="ce3">
            <text:p>Saisir un caractère au clavier</text:p>
          </table:table-cell>
          <table:table-cell table:number-columns-repeated="2" table:style-name="ce4"/>
          <table:table-cell table:number-columns-repeated="16379"/>
        </table:table-row>
        <table:table-row table:style-name="ro2">
          <table:table-cell table:style-name="ce5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3">
          <table:table-cell office:value-type="string" table:style-name="ce2">
            <text:p><text:s/>Numéro du cas</text:p>
          </table:table-cell>
          <table:table-cell office:value-type="string" table:style-name="ce6">
            <text:p><text:s/>Données de test</text:p>
          </table:table-cell>
          <table:table-cell office:value-type="string" table:style-name="ce6">
            <text:p><text:s/>Résultats attendus</text:p>
          </table:table-cell>
          <table:table-cell office:value-type="string" table:style-name="ce2">
            <text:p><text:s/>Résultats obtenus</text:p>
          </table:table-cell>
          <table:table-cell office:value-type="string" table:style-name="ce2">
            <text:p>Résultat du test (réussi ou non)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8">
            <text:p>Cas 1</text:p>
          </table:table-cell>
          <table:table-cell office:value-type="string" table:style-name="ce8">
            <text:p>caractère ‘a’</text:p>
          </table:table-cell>
          <table:table-cell office:value-type="string" table:style-name="ce9">
            <text:p>fin d’exécution, le programme s’arrête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table-cell office:value-type="string" table:style-name="ce8">
            <text:p>Cas 2</text:p>
          </table:table-cell>
          <table:table-cell office:value-type="string" table:style-name="ce11">
            <text:p>'f’</text:p>
          </table:table-cell>
          <table:table-cell office:value-type="string" table:style-name="ce9">
            <text:p>caractère non pris en compte ; le serpent continue dans la même direction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table-cell office:value-type="string" table:style-name="ce8">
            <text:p>Cas 3</text:p>
          </table:table-cell>
          <table:table-cell office:value-type="string" table:style-name="ce12">
            <text:p>'<text:span text:style-name="T1">Q</text:span>’</text:p>
          </table:table-cell>
          <table:table-cell office:value-type="string" table:style-name="ce9">
            <text:p>caractère non pris en compte ; le serpent continue dans la même direction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table-cell office:value-type="string" table:style-name="ce8">
            <text:p>Cas 4</text:p>
          </table:table-cell>
          <table:table-cell office:value-type="string" table:style-name="ce13">
            <text:p>caractère<text:s/><text:span text:style-name="T3">‘q’</text:span></text:p>
          </table:table-cell>
          <table:table-cell office:value-type="string" table:style-name="ce9">
            <text:p>si le serpent est en train de se déplacer vers la droite, le caractère n’est pas pris en compte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table-cell office:value-type="string" table:style-name="ce8">
            <text:p>Cas 5</text:p>
          </table:table-cell>
          <table:table-cell office:value-type="string" table:style-name="ce13">
            <text:p>caractère<text:s/><text:span text:style-name="T3">‘q’</text:span></text:p>
          </table:table-cell>
          <table:table-cell office:value-type="string" table:style-name="ce9">
            <text:p>si le serpent n’est pas en train de se déplacer vers la droite, le serpent est dirigé vers la gauche</text:p>
          </table:table-cell>
          <table:table-cell table:style-name="ce14"/>
          <table:table-cell table:style-name="ce10"/>
          <table:table-cell table:number-columns-repeated="16379"/>
        </table:table-row>
        <table:table-row table:style-name="ro4">
          <table:table-cell office:value-type="string" table:style-name="ce8">
            <text:p>Cas 6</text:p>
          </table:table-cell>
          <table:table-cell office:value-type="string" table:style-name="ce13">
            <text:p>caractère<text:s/><text:span text:style-name="T3">‘z’</text:span></text:p>
          </table:table-cell>
          <table:table-cell office:value-type="string" table:style-name="ce9">
            <text:p>si le serpent est en train de se déplacer vers le bas, le caractère n’est pas pris en compte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table-cell office:value-type="string" table:style-name="ce8">
            <text:p>Cas 7</text:p>
          </table:table-cell>
          <table:table-cell office:value-type="string" table:style-name="ce13">
            <text:p>caractère<text:s/><text:span text:style-name="T3">‘z’</text:span></text:p>
          </table:table-cell>
          <table:table-cell office:value-type="string" table:style-name="ce9">
            <text:p>si le serpent n’est pas en train de se déplacer vers le bas, le serpent est dirigé vers le haut</text:p>
          </table:table-cell>
          <table:table-cell table:style-name="ce14"/>
          <table:table-cell table:style-name="ce10"/>
          <table:table-cell table:number-columns-repeated="16379"/>
        </table:table-row>
        <table:table-row table:style-name="ro4">
          <table:table-cell office:value-type="string" table:style-name="ce8">
            <text:p>Cas 8</text:p>
          </table:table-cell>
          <table:table-cell office:value-type="string" table:style-name="ce13">
            <text:p>caractère<text:s/><text:span text:style-name="T3">‘s’</text:span></text:p>
          </table:table-cell>
          <table:table-cell office:value-type="string" table:style-name="ce9">
            <text:p>si le serpent est en train de se déplacer vers le haut, le caractère n’est pas pris en compte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table-cell office:value-type="string" table:style-name="ce8">
            <text:p>Cas 9</text:p>
          </table:table-cell>
          <table:table-cell office:value-type="string" table:style-name="ce13">
            <text:p>caractère<text:s/><text:span text:style-name="T3">‘s’</text:span></text:p>
          </table:table-cell>
          <table:table-cell office:value-type="string" table:style-name="ce9">
            <text:p>si le serpent n’est pas en train de se déplacer vers le haut, le serpent est dirigé vers le bas</text:p>
          </table:table-cell>
          <table:table-cell table:style-name="ce14"/>
          <table:table-cell table:style-name="ce10"/>
          <table:table-cell table:number-columns-repeated="16379"/>
        </table:table-row>
        <table:table-row table:style-name="ro4">
          <table:table-cell office:value-type="string" table:style-name="ce8">
            <text:p>Cas 10</text:p>
          </table:table-cell>
          <table:table-cell office:value-type="string" table:style-name="ce13">
            <text:p>caractère<text:s/><text:span text:style-name="T3">‘d’</text:span></text:p>
          </table:table-cell>
          <table:table-cell office:value-type="string" table:style-name="ce9">
            <text:p>si le serpent est en train de se déplacer vers la gauche, le caractère n’est pas pris en compte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table-cell office:value-type="string" table:style-name="ce8">
            <text:p>Cas 11</text:p>
          </table:table-cell>
          <table:table-cell office:value-type="string" table:style-name="ce13">
            <text:p>caractère<text:s/><text:span text:style-name="T3">‘d’</text:span></text:p>
          </table:table-cell>
          <table:table-cell office:value-type="string" table:style-name="ce9">
            <text:p>si le serpent n’est pas en train de se déplacer vers la gauche, le serpent est dirigé vers la droite</text:p>
          </table:table-cell>
          <table:table-cell table:style-name="ce14"/>
          <table:table-cell table:style-name="ce10"/>
          <table:table-cell table:number-columns-repeated="16379"/>
        </table:table-row>
        <table:table-row table:style-name="ro5">
          <table:table-cell table:style-name="ce8"/>
          <table:table-cell table:number-columns-repeated="2" table:style-name="ce15"/>
          <table:table-cell table:number-columns-repeated="2" table:style-name="ce16"/>
          <table:table-cell table:number-columns-repeated="16379"/>
        </table:table-row>
        <table:table-row table:style-name="ro5">
          <table:table-cell table:style-name="ce16"/>
          <table:table-cell table:number-columns-repeated="2" table:style-name="ce15"/>
          <table:table-cell table:number-columns-repeated="2" table:style-name="ce16"/>
          <table:table-cell table:number-columns-repeated="16379"/>
        </table:table-row>
        <table:table-row table:number-rows-repeated="104855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0</meta:generator>
    <dc:creator>Arthur CHAUVEL</dc:creator>
    <meta:creation-date>2017-10-20T23:41:04Z</meta:creation-date>
    <dc:date>2024-11-15T16:26:38Z</dc:date>
    <meta:editing-cycles>18</meta:editing-cycles>
    <meta:editing-duration>PT3720S</meta:editing-duration>
  </office:meta>
</office:document-meta>
</file>